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background-color="transparent" fo:padding="0cm" fo:border="none">
        <style:background-image/>
      </style:table-cell-properties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use-window-font-color="true" style:font-name="Times New Roman" fo:font-size="10pt" officeooo:paragraph-rsid="0009f3b7" style:font-size-asian="10pt" style:font-size-complex="10pt"/>
    </style:style>
    <style:style style:name="P4" style:family="paragraph" style:parent-style-name="Standard">
      <style:text-properties style:use-window-font-color="true" style:font-name="Times New Roman" fo:font-size="10pt" officeooo:rsid="0009f3b7" officeooo:paragraph-rsid="0009f3b7" style:font-size-asian="10pt" style:font-size-complex="10pt"/>
    </style:style>
    <style:style style:name="P5" style:family="paragraph" style:parent-style-name="Standard">
      <style:text-properties style:use-window-font-color="true" style:font-name="Times New Roman" fo:font-size="10pt" officeooo:rsid="0009f3b7" officeooo:paragraph-rsid="000c2a65" style:font-size-asian="10pt" style:font-size-complex="10pt"/>
    </style:style>
    <style:style style:name="P6" style:family="paragraph" style:parent-style-name="Standard">
      <style:text-properties style:use-window-font-color="true" style:font-name="Times New Roman" fo:font-size="10pt" fo:font-weight="bold" officeooo:rsid="0009f3b7" officeooo:paragraph-rsid="000bb2e0" style:font-size-asian="10pt" style:font-weight-asian="bold" style:font-size-complex="10pt" style:font-weight-complex="bold"/>
    </style:style>
    <style:style style:name="P7" style:family="paragraph" style:parent-style-name="Standard">
      <style:text-properties style:use-window-font-color="true" style:font-name="Times New Roman" fo:font-size="10pt" fo:font-weight="bold" officeooo:rsid="0009f3b7" officeooo:paragraph-rsid="000c2a65" style:font-size-asian="10pt" style:font-weight-asian="bold" style:font-size-complex="10pt" style:font-weight-complex="bold"/>
    </style:style>
    <style:style style:name="P8" style:family="paragraph" style:parent-style-name="Standard">
      <style:text-properties style:use-window-font-color="true"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text-properties style:font-name="Times New Roman"/>
    </style:style>
    <style:style style:name="P10" style:family="paragraph" style:parent-style-name="Table_20_Contents">
      <style:paragraph-properties fo:padding="0.074cm" fo:border-left="none" fo:border-right="none" fo:border-top="none" fo:border-bottom="0.06pt solid #000000" style:join-border="false"/>
      <style:text-properties style:use-window-font-color="true" style:font-name="Times New Roma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Standard">
      <style:text-properties style:use-window-font-color="true" style:font-name="Times New Roman" fo:font-size="10pt" officeooo:paragraph-rsid="0009f3b7" style:font-size-asian="10pt" style:font-size-complex="10pt"/>
    </style:style>
    <style:style style:name="T1" style:family="text">
      <style:text-properties style:use-window-font-color="true" fo:font-style="normal" style:text-underline-style="none" style:font-style-asian="normal" style:font-style-complex="normal"/>
    </style:style>
    <style:style style:name="T2" style:family="text">
      <style:text-properties style:use-window-font-color="true" fo:font-style="italic" style:font-style-asian="italic" style:font-style-complex="italic"/>
    </style:style>
    <style:style style:name="T3" style:family="text">
      <style:text-properties officeooo:rsid="000c2a65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size="10pt" fo:language="fr" fo:country="FR" style:language-asian="zh" style:country-asian="CN" style:language-complex="hi" style:country-complex="IN"/>
    </style:style>
    <style:style style:name="T6" style:family="text">
      <style:text-properties fo:font-size="10pt" fo:language="fr" fo:country="FR" style:language-asian="zxx" style:country-asian="none" style:language-complex="zxx" style:country-complex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 text:track-changes="false">
        <text:changed-region xml:id="ct46612704" text:id="ct46612704">
          <text:insertion>
            <office:change-info>
              <dc:creator>Christophe Dumont</dc:creator>
              <dc:date>2012-06-15T15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9"><office:annotation><dc:date>2010-07-19T00:00:00</dc:date><text:p>do table for uid in itemUids</text:p></office:annotation>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2"><text:change-start text:change-id="ct46612704"/><text:span text:style-name="T1">self.uid_catalog(UID=uid)[0].getObject().Title()</text:span><text:change-end text:change-id="ct46612704"/><text:span text:style-name="T2"><text:line-break/></text:span></text:p>
                  <text:p text:style-name="P8">Composition de l'assemblée :</text:p>
                  <text:p text:style-name="P3">A<office:annotation><dc:date>2008-01-24T00:00:00</dc:date><text:p>do text</text:p><text:p>from xhtml(self.uid_catalog(UID=uid)[0].getObject().getStrikedAssembly())</text:p><text:p/></office:annotation>ssembly</text:p>
                  <text:section text:style-name="Sect1" text:name="excused">
                    <text:p text:style-name="P6"><office:annotation><dc:creator>André NUYENS</dc:creator><dc:date>2018-06-14T14:32:24</dc:date><loext:sender-initials>AN</loext:sender-initials><text:p><text:span text:style-name="T6">do section- if self.uid_catalog(UID=uid)[0].getObject().</text:span><text:span text:style-name="T5">getAssemblyExcused</text:span><text:span text:style-name="T6">()</text:span></text:p></office:annotation></text:p>
                    <text:p text:style-name="P6">Excusé(e)(s) :</text:p>
                    <text:p text:style-name="P4"><office:annotation><dc:creator>André NUYENS</dc:creator><dc:date>2018-06-14T14:39:36</dc:date><loext:sender-initials>AN</loext:sender-initials><text:p><text:span text:style-name="T4">do text</text:span></text:p><text:p>from xhtml(self.uid_catalog(UID=uid)[0].getObject().<text:span text:style-name="T5">getAssemblyExcused</text:span>())</text:p></office:annotation>excused</text:p>
                  </text:section>
                  <text:section text:style-name="Sect1" text:name="absent">
                    <text:p text:style-name="P7"><office:annotation><dc:creator>André NUYENS</dc:creator><dc:date>2018-06-14T14:32:24</dc:date><loext:sender-initials>AN</loext:sender-initials><text:p><text:span text:style-name="T6">do section- if self.uid_catalog(UID=uid)[0].getObject().</text:span><text:span text:style-name="T5">getAssemblyAbsents</text:span><text:span text:style-name="T6">()</text:span></text:p></office:annotation></text:p>
                    <text:p text:style-name="P7"><text:span text:style-name="T3">Absent</text:span>(e)(s) :</text:p>
                    <text:p text:style-name="P5"><office:annotation><dc:creator>André NUYENS</dc:creator><dc:date>2018-06-14T14:39:36</dc:date><loext:sender-initials>AN</loext:sender-initials><text:p><text:span text:style-name="T4">do text</text:span></text:p><text:p>from xhtml(self.uid_catalog(UID=uid)[0].getObject().<text:span text:style-name="T5">getAssemblyAbsents</text:span>())</text:p></office:annotation>excused</text:p>
                  </text:section>
                  <text:p text:style-name="P3"><text:line-break/></text:p>
                </table:table-cell>
              </table:table-row>
            </table:table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Normal" style:font-family-generic="roman" style:font-pitch="variable"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alignTableCenter" style:family="paragraph" style:parent-style-name="Standard" style:class="text">
      <style:paragraph-properties fo:text-align="center" style:justify-single-word="false"/>
    </style:style>
    <style:style style:name="alignTableLeft" style:family="paragraph" style:parent-style-name="Standard" style:class="text"/>
    <style:style style:name="alignTableRight" style:family="paragraph" style:parent-style-name="Standard" style:class="text">
      <style:paragraph-properties fo:text-align="end" style:justify-single-word="fals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0-07-19T08:54:36</meta:creation-date>
    <dc:date>2018-06-15T11:32:11.498128100</dc:date>
    <dc:language>fr-FR</dc:language>
    <meta:editing-cycles>93</meta:editing-cycles>
    <meta:editing-duration>PT3H48M6S</meta:editing-duration>
    <dc:creator>André NUYENS</dc:creator>
    <meta:document-statistic meta:table-count="2" meta:image-count="0" meta:object-count="0" meta:page-count="1" meta:paragraph-count="11" meta:word-count="12" meta:character-count="128" meta:non-whitespace-character-count="121"/>
    <meta:user-defined meta:name="Info 1"/>
    <meta:user-defined meta:name="Info 2"/>
    <meta:user-defined meta:name="Info 3"/>
    <meta:user-defined meta:name="Info 4"/>
  </office:meta>
</office:document-meta>
</file>